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656cm" fo:min-width="14.238cm"/>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4.656cm" fo:min-width="14.424cm"/>
      <style:paragraph-properties style:writing-mode="lr-tb"/>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1_5f_-title">
      <style:graphic-properties draw:auto-grow-height="true" fo:min-height="2.888cm"/>
      <style:paragraph-properties style:writing-mode="lr-tb"/>
    </style:style>
    <style:style style:name="pr11" style:family="presentation" style:parent-style-name="Topic_20_Title_20_1_5f_-notes">
      <style:graphic-properties draw:fill-color="#ffffff" draw:auto-grow-height="true" fo:min-height="13.364cm"/>
      <style:paragraph-properties style:writing-mode="lr-tb"/>
    </style:style>
    <style:style style:name="pr12" style:family="presentation" style:parent-style-name="Topic_20_Title_20_2-title">
      <style:graphic-properties draw:textarea-vertical-align="top" draw:auto-grow-height="true" fo:min-height="4.903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Topic_20_Title_20_2_5f_-title">
      <style:graphic-properties draw:textarea-vertical-align="top" draw:auto-grow-height="true" fo:min-height="4.903cm"/>
      <style:paragraph-properties style:writing-mode="lr-tb"/>
    </style:style>
    <style:style style:name="pr15" style:family="presentation" style:parent-style-name="Topic_20_Title_20_2_5f_-notes">
      <style:graphic-properties draw:fill-color="#ffffff" draw:auto-grow-height="true" fo:min-height="13.364cm"/>
      <style:paragraph-properties style:writing-mode="lr-tb"/>
    </style:style>
    <style:style style:name="pr16" style:family="presentation" style:parent-style-name="Topic_20_title_20_3-title">
      <style:graphic-properties draw:auto-grow-height="true" fo:min-height="2.596cm"/>
      <style:paragraph-properties style:writing-mode="lr-tb"/>
    </style:style>
    <style:style style:name="pr17" style:family="presentation" style:parent-style-name="Topic_20_title_20_3-notes">
      <style:graphic-properties draw:fill-color="#ffffff" draw:auto-grow-height="true" fo:min-height="13.364cm"/>
      <style:paragraph-properties style:writing-mode="lr-tb"/>
    </style:style>
    <style:style style:name="pr18" style:family="presentation" style:parent-style-name="Topic_20_title_20_3-notes">
      <style:graphic-properties draw:fill-color="#ffffff" fo:min-height="13.364cm"/>
      <style:paragraph-properties style:writing-mode="lr-tb"/>
    </style:style>
    <style:style style:name="pr19" style:family="presentation" style:parent-style-name="Topic_20_title_20_3_5f_-title">
      <style:graphic-properties draw:auto-grow-height="true" fo:min-height="2.596cm"/>
      <style:paragraph-properties style:writing-mode="lr-tb"/>
    </style:style>
    <style:style style:name="pr20" style:family="presentation" style:parent-style-name="Topic_20_title_20_3_5f_-notes">
      <style:graphic-properties draw:fill-color="#ffffff" fo:min-height="13.364cm"/>
      <style:paragraph-properties style:writing-mode="lr-tb"/>
    </style:style>
    <style:style style:name="pr21" style:family="presentation" style:parent-style-name="Topic_20_Title_20_1_5f__5f_-title">
      <style:graphic-properties draw:auto-grow-height="true" fo:min-height="2.888cm"/>
      <style:paragraph-properties style:writing-mode="lr-tb"/>
    </style:style>
    <style:style style:name="pr22" style:family="presentation" style:parent-style-name="Topic_20_Title_20_1_5f__5f_-notes">
      <style:graphic-properties draw:fill-color="#ffffff" draw:auto-grow-height="true" fo:min-height="13.364cm"/>
      <style:paragraph-properties style:writing-mode="lr-tb"/>
    </style:style>
    <style:style style:name="pr23" style:family="presentation" style:parent-style-name="Topic_20_Title_20_1_5f__5f__5f_-title">
      <style:graphic-properties draw:auto-grow-height="true" fo:min-height="2.888cm"/>
      <style:paragraph-properties style:writing-mode="lr-tb"/>
    </style:style>
    <style:style style:name="pr24" style:family="presentation" style:parent-style-name="Topic_20_Title_20_1_5f__5f__5f_-notes">
      <style:graphic-properties draw:fill-color="#ffffff" draw:auto-grow-height="true" fo:min-height="13.364cm"/>
      <style:paragraph-properties style:writing-mode="lr-tb"/>
    </style:style>
    <style:style style:name="pr25" style:family="presentation" style:parent-style-name="Topic_20_Title_20_2_5f__5f__5f_-title">
      <style:graphic-properties draw:textarea-vertical-align="top" draw:auto-grow-height="true" fo:min-height="4.903cm"/>
      <style:paragraph-properties style:writing-mode="lr-tb"/>
    </style:style>
    <style:style style:name="pr26" style:family="presentation" style:parent-style-name="Topic_20_Title_20_2_5f__5f__5f_-notes">
      <style:graphic-properties draw:fill-color="#ffffff" draw:auto-grow-height="true" fo:min-height="13.364cm"/>
      <style:paragraph-properties style:writing-mode="lr-tb"/>
    </style:style>
    <style:style style:name="pr27" style:family="presentation" style:parent-style-name="Topic_20_Title_20_2_5f__5f_-title">
      <style:graphic-properties draw:textarea-vertical-align="top" draw:auto-grow-height="true" fo:min-height="4.903cm"/>
      <style:paragraph-properties style:writing-mode="lr-tb"/>
    </style:style>
    <style:style style:name="pr28" style:family="presentation" style:parent-style-name="Topic_20_Title_20_2_5f__5f_-notes">
      <style:graphic-properties draw:fill-color="#ffffff" draw:auto-grow-height="true" fo:min-height="13.364cm"/>
      <style:paragraph-properties style:writing-mode="lr-tb"/>
    </style:style>
    <style:style style:name="pr29" style:family="presentation" style:parent-style-name="Topic_20_Title_20_2_5f__5f__5f__5f_-title">
      <style:graphic-properties draw:textarea-vertical-align="top" draw:auto-grow-height="true" fo:min-height="4.903cm"/>
      <style:paragraph-properties style:writing-mode="lr-tb"/>
    </style:style>
    <style:style style:name="pr30" style:family="presentation" style:parent-style-name="Topic_20_Title_20_2_5f__5f__5f__5f_-notes">
      <style:graphic-properties draw:fill-color="#ffffff" draw:auto-grow-height="true" fo:min-height="13.364cm"/>
      <style:paragraph-properties style:writing-mode="lr-tb"/>
    </style:style>
    <style:style style:name="pr31" style:family="presentation" style:parent-style-name="Topic_20_Title_20_2_5f__5f__5f__5f__5f_-title">
      <style:graphic-properties draw:textarea-vertical-align="top" draw:auto-grow-height="true" fo:min-height="4.903cm"/>
      <style:paragraph-properties style:writing-mode="lr-tb"/>
    </style:style>
    <style:style style:name="pr32" style:family="presentation" style:parent-style-name="Topic_20_Title_20_2_5f__5f__5f__5f__5f_-notes">
      <style:graphic-properties draw:fill-color="#ffffff" draw:auto-grow-height="true" fo:min-height="13.364cm"/>
      <style:paragraph-properties style:writing-mode="lr-tb"/>
    </style:style>
    <style:style style:name="pr33" style:family="presentation" style:parent-style-name="Topic_20_Title_20_2_5f__5f__5f__5f__5f__5f_-title">
      <style:graphic-properties draw:textarea-vertical-align="top" draw:auto-grow-height="true" fo:min-height="4.903cm"/>
      <style:paragraph-properties style:writing-mode="lr-tb"/>
    </style:style>
    <style:style style:name="pr34" style:family="presentation" style:parent-style-name="Topic_20_Title_20_2_5f__5f__5f__5f__5f__5f_-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style:font-name="Noto Sans1" fo:font-size="12pt" fo:language="zxx" fo:country="none" style:font-size-asian="12pt" style:font-size-complex="12pt"/>
    </style:style>
    <style:style style:name="P7"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text-properties style:font-name="Noto Sans1"/>
    </style:style>
    <style:style style:name="P14"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text-properties fo:color="#c9211e" loext:opacity="100%" loext:color-lum-mod="100%" loext:color-lum-off="0%" style:font-name="Noto Sans1" fo:font-size="22pt" fo:font-weight="bold" style:font-size-asian="22pt" style:font-weight-asian="bold" style:font-size-complex="22pt" style:font-weight-complex="bold"/>
    </style:style>
    <style:style style:name="P26"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loext:graphic-properties draw:fill="none" draw:fill-color="#ffffff"/>
      <style:text-properties fo:color="#ff8000" loext:opacity="100%" loext:color-lum-mod="100%" loext:color-lum-off="0%" fo:font-size="24pt" fo:font-weight="normal" style:font-size-asian="24pt" style:font-weight-asian="normal" style:font-size-complex="24pt" style:font-weight-complex="normal"/>
    </style:style>
    <style:style style:name="P31"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33" style:family="paragraph">
      <loext:graphic-properties draw:fill-color="#ffffff"/>
      <style:text-properties fo:font-size="20pt"/>
    </style:style>
    <style:style style:name="P34" style:family="paragraph">
      <loext:graphic-properties draw:fill="none" draw:fill-color="#ffffff"/>
      <style:text-properties fo:color="#5983b0" loext:opacity="100%" loext:color-lum-mod="100%" loext:color-lum-off="0%" fo:font-size="24pt" fo:font-weight="normal" style:font-size-asian="24pt" style:font-weight-asian="normal" style:font-size-complex="24pt" style:font-weight-complex="normal"/>
    </style:style>
    <style:style style:name="P35"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P36" style:family="paragraph">
      <style:text-properties fo:color="#c9211e" loext:opacity="100%"/>
    </style:style>
    <style:style style:name="P37" style:family="paragraph">
      <loext:graphic-properties draw:fill="none" draw:fill-color="#ffffff"/>
      <style:text-properties fo:color="#c9211e" loext:opacity="100%" loext:color-lum-mod="100%" loext:color-lum-off="0%" fo:font-size="24pt" fo:font-weight="normal" style:font-size-asian="24pt" style:font-weight-asian="normal" style:font-size-complex="24pt" style:font-weight-complex="normal"/>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c9211e" loext:opacity="100%"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60pt" fo:font-weight="bold" style:font-size-asian="60pt" style:font-weight-asian="bold" style:font-size-complex="60pt" style:font-weight-complex="bold"/>
    </style:style>
    <style:style style:name="T14" style:family="text">
      <style:text-properties fo:color="#ff8000" loext:opacity="100%" fo:font-size="24pt" fo:font-weight="normal" style:font-size-asian="24pt" style:font-weight-asian="normal" style:font-size-complex="24pt" style:font-weight-complex="normal"/>
    </style:style>
    <style:style style:name="T15" style:family="text">
      <style:text-properties fo:color="#60c4e4" loext:opacity="100%" style:font-name="Noto Sans1" fo:font-size="48pt" fo:font-weight="bold" style:font-size-asian="48pt" style:font-weight-asian="bold" style:font-size-complex="48pt" style:font-weight-complex="bold"/>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5983b0" loext:opacity="100%" fo:font-size="24pt" fo:font-weight="normal" style:font-size-asian="24pt" style:font-weight-asian="normal" style:font-size-complex="24pt" style:font-weight-complex="normal"/>
    </style:style>
    <style:style style:name="T18" style:family="text">
      <style:text-properties fo:color="#e54b89" loext:opacity="100%" style:font-name="Noto Sans1" fo:font-size="54pt" fo:font-weight="bold" style:font-size-asian="54pt" style:font-weight-asian="bold" style:font-size-complex="54pt" style:font-weight-complex="bold"/>
    </style:style>
    <style:style style:name="T19" style:family="text">
      <style:text-properties fo:color="#c9211e" loext:opacity="100%"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asse Sperling</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Lean 4</text:span></text:p>
          </draw:text-box>
        </draw:frame>
        <draw:frame presentation:style-name="pr3" draw:text-style-name="P8" draw:layer="layout" svg:width="10.2cm" svg:height="2.118cm" svg:x="2.3cm" svg:y="5.503cm" presentation:class="title" presentation:user-transformed="true">
          <draw:text-box>
            <text:p>Tactics</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5">Tactic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8">Apply</text:span></text:p>
          </draw:text-box>
        </draw:frame>
        <draw:frame presentation:style-name="pr5" draw:text-style-name="P25" draw:layer="layout" svg:width="7.757cm" svg:height="1.813cm" svg:x="14.032cm" svg:y="7.106cm" presentation:class="title" presentation:user-transformed="true">
          <draw:text-box>
            <text:p text:style-name="P5"><text:span text:style-name="T9">Intro</text:span></text:p>
          </draw:text-box>
        </draw:frame>
        <draw:frame presentation:style-name="pr5" draw:text-style-name="P26" draw:layer="layout" svg:width="7.756cm" svg:height="1.813cm" svg:x="9.962cm" svg:y="9.703cm" presentation:class="title" presentation:user-transformed="true">
          <draw:text-box>
            <text:p text:style-name="P23"><text:span text:style-name="T10">Cases</text:span></text:p>
          </draw:text-box>
        </draw:frame>
        <draw:frame presentation:style-name="pr6" draw:text-style-name="P27" draw:layer="layout" svg:width="9.469cm" svg:height="1.889cm" svg:x="14.032cm" svg:y="12.265cm" presentation:class="title" presentation:user-transformed="true">
          <draw:text-box>
            <text:p text:style-name="P5"><text:span text:style-name="T11">Weitere Tactics</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8" draw:text-style-name="P29" draw:layer="layout" svg:width="10.8cm" svg:height="2.888cm" svg:x="14.235cm" svg:y="4.742cm" presentation:class="title" presentation:user-transformed="true">
          <draw:text-box>
            <text:p text:style-name="P23"><text:span text:style-name="T13">Tactics?</text:span></text:p>
          </draw:text-box>
        </draw:frame>
        <presentation:notes draw:style-name="dp2">
          <draw:page-thumbnail draw:style-name="gr4" draw:layer="layout" svg:width="19.798cm" svg:height="11.136cm" svg:x="0.6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1</text:span></text:p>
        </draw:polygon>
        <draw:frame presentation:style-name="pr10" draw:text-style-name="P29" draw:layer="layout" svg:width="10.8cm" svg:height="2.888cm" svg:x="12.7cm" svg:y="0.287cm" presentation:class="title" presentation:user-transformed="true">
          <draw:text-box>
            <text:p text:style-name="P23"><text:span text:style-name="T13">Tactics?</text:span></text:p>
          </draw:text-box>
        </draw:frame>
        <draw:frame draw:style-name="gr18" draw:text-style-name="P30" draw:layer="layout" svg:width="14.738cm" svg:height="4.906cm" svg:x="12.065cm" svg:y="5.715cm">
          <draw:text-box>
            <text:list text:style-name="L1">
              <text:list-item>
                <text:p><text:span text:style-name="T14">Interaktive Beweisführung</text:span></text:p>
                <text:p><text:span text:style-name="T14"/></text:p>
              </text:list-item>
              <text:list-item>
                <text:p><text:span text:style-name="T14">Strukturiertes Aufteilen von Teilzielen</text:span></text:p>
                <text:p><text:span text:style-name="T14"/></text:p>
              </text:list-item>
              <text:list-item>
                <text:p><text:span text:style-name="T14">Erstellen eines Beweisterms</text:span></text:p>
              </text:list-item>
            </text:list>
          </draw:text-box>
        </draw:frame>
        <presentation:notes draw:style-name="dp2">
          <draw:page-thumbnail draw:style-name="gr4" draw:layer="layout" svg:width="19.798cm" svg:height="11.136cm" svg:x="0.6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2" draw:text-style-name="P31" draw:layer="layout" svg:width="10.8cm" svg:height="4.903cm" svg:x="6.98cm" svg:y="4.622cm" presentation:class="title" presentation:user-transformed="true">
          <draw:text-box>
            <text:p text:style-name="P5"><text:span text:style-name="T15">Apply</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2</text:span></text:p>
        </draw:polygon>
        <presentation:notes draw:style-name="dp2">
          <draw:page-thumbnail draw:style-name="gr4" draw:layer="layout" svg:width="0.001cm" svg:height="0.001cm" svg:x="0cm" svg:y="2.257cm" draw:page-number="5" presentation:class="page"/>
          <draw:frame presentation:style-name="pr13" draw:text-style-name="P33" draw:layer="layout" svg:width="16.799cm" svg:height="13.364cm" svg:x="2.1cm" svg:y="14.107cm" presentation:class="notes" presentation:placeholder="true">
            <draw:text-box/>
          </draw:frame>
        </presentation:notes>
      </draw:page>
      <draw:page draw:name="page6" draw:style-name="dp1" draw:master-page-name="Topic_20_Title_20_2_5f_">
        <office:forms form:automatic-focus="false" form:apply-design-mode="false"/>
        <draw:frame presentation:style-name="pr14" draw:text-style-name="P31" draw:layer="layout" svg:width="10.8cm" svg:height="4.903cm" svg:x="3.805cm" svg:y="0.177cm" presentation:class="title" presentation:user-transformed="true">
          <draw:text-box>
            <text:p text:style-name="P5"><text:span text:style-name="T15">Apply</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2</text:span></text:p>
        </draw:polygon>
        <draw:frame draw:style-name="gr20" draw:text-style-name="P34" draw:layer="layout" svg:width="14.924cm" svg:height="4.906cm" svg:x="1.137cm" svg:y="5.08cm">
          <draw:text-box>
            <text:list text:style-name="L1">
              <text:list-item>
                <text:p><text:span text:style-name="T17">Interaktives Anwenden einer Funktion</text:span></text:p>
                <text:p><text:span text:style-name="T17"/></text:p>
              </text:list-item>
              <text:list-item>
                <text:p><text:span text:style-name="T17">Anpassen des Ziels</text:span></text:p>
                <text:p><text:span text:style-name="T17"/></text:p>
              </text:list-item>
              <text:list-item>
                <text:p><text:span text:style-name="T17">Erstellen von Zwischenzielen</text:span></text:p>
              </text:list-item>
            </text:list>
          </draw:text-box>
        </draw:frame>
        <presentation:notes draw:style-name="dp2">
          <draw:page-thumbnail draw:style-name="gr4" draw:layer="layout" svg:width="0.001cm" svg:height="0.001cm" svg:x="0cm" svg:y="2.257cm" draw:page-number="6" presentation:class="page"/>
          <draw:frame presentation:style-name="pr15" draw:text-style-name="P33" draw:layer="layout" svg:width="16.799cm" svg:height="13.364cm" svg:x="2.1cm" svg:y="14.107cm" presentation:class="notes" presentation:placeholder="true">
            <draw:text-box/>
          </draw:frame>
        </presentation:notes>
      </draw:page>
      <draw:page draw:name="page7" draw:style-name="dp1" draw:master-page-name="Topic_20_title_20_3">
        <office:forms form:automatic-focus="false" form:apply-design-mode="false"/>
        <draw:polygon draw:style-name="gr19" draw:text-style-name="P32"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3</text:span></text:p>
        </draw:polygon>
        <draw:frame presentation:style-name="pr16" draw:text-style-name="P35" draw:layer="layout" svg:width="11.279cm" svg:height="2.596cm" svg:x="0.151cm" svg:y="6.294cm" presentation:class="title" presentation:user-transformed="true">
          <draw:text-box>
            <text:p text:style-name="P23"><text:span text:style-name="T18">Intro</text:span></text:p>
          </draw:text-box>
        </draw:frame>
        <presentation:notes draw:style-name="dp2">
          <office:forms form:automatic-focus="false" form:apply-design-mode="false"/>
          <draw:page-thumbnail draw:style-name="gr4" draw:layer="layout" svg:width="0.001cm" svg:height="0.001cm" svg:x="0cm" svg:y="2.257cm" draw:page-number="7" presentation:class="page"/>
          <draw:frame presentation:style-name="pr17" draw:text-style-name="P9" draw:layer="layout" svg:width="16.799cm" svg:height="13.364cm" svg:x="2.1cm" svg:y="14.107cm" presentation:class="notes" presentation:placeholder="true">
            <draw:text-box/>
          </draw:frame>
        </presentation:notes>
      </draw:page>
      <draw:page draw:name="page8" draw:style-name="dp1" draw:master-page-name="Topic_20_title_20_3">
        <office:forms form:automatic-focus="false" form:apply-design-mode="false"/>
        <draw:polygon draw:style-name="gr19" draw:text-style-name="P32" draw:layer="layout" svg:width="2.448cm" svg:height="2.267cm" svg:x="0.727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3</text:span></text:p>
        </draw:polygon>
        <draw:frame draw:style-name="gr20" draw:text-style-name="P37" draw:layer="layout" svg:width="16.198cm" svg:height="6.768cm" svg:x="1.138cm" svg:y="5.08cm">
          <draw:text-box>
            <text:list text:style-name="L1">
              <text:list-item>
                <text:p text:style-name="P36"><text:span text:style-name="T19">Einführen von Variablen beliebigen Typs</text:span></text:p>
                <text:p text:style-name="P36"><text:span text:style-name="T19"/></text:p>
              </text:list-item>
              <text:list-item>
                <text:p text:style-name="P36"><text:span text:style-name="T19">Interaktives Erstellen von abstrakten </text:span></text:p>
                <text:p text:style-name="P36"><text:span text:style-name="T19">Funktionen</text:span></text:p>
                <text:p text:style-name="P36"><text:span text:style-name="T19"/></text:p>
              </text:list-item>
              <text:list-item>
                <text:p text:style-name="P36"><text:span text:style-name="T19">Aufteilen von Implikationen in Hypothese </text:span></text:p>
                <text:p text:style-name="P36"><text:span text:style-name="T19">und Ziel</text:span></text:p>
              </text:list-item>
            </text:list>
          </draw:text-box>
        </draw:frame>
        <draw:frame presentation:style-name="pr16" draw:text-style-name="P35" draw:layer="layout" svg:width="11.279cm" svg:height="2.596cm" svg:x="-3.175cm" svg:y="0cm" presentation:class="title" presentation:user-transformed="true">
          <draw:text-box>
            <text:p text:style-name="P23"><text:span text:style-name="T18">Intro</text:span></text:p>
          </draw:text-box>
        </draw:frame>
        <presentation:notes draw:style-name="dp2">
          <office:forms form:automatic-focus="false" form:apply-design-mode="false"/>
          <draw:page-thumbnail draw:style-name="gr4" draw:layer="layout" svg:width="0.001cm" svg:height="0.001cm" svg:x="0cm" svg:y="2.257cm" draw:page-number="8" presentation:class="page"/>
          <draw:frame presentation:style-name="pr18" draw:text-style-name="P9" draw:layer="layout" svg:width="16.799cm" svg:height="13.364cm" svg:x="2.1cm" svg:y="14.107cm" presentation:class="notes" presentation:placeholder="true">
            <draw:text-box/>
          </draw:frame>
        </presentation:notes>
      </draw:page>
      <draw:page draw:name="page9" draw:style-name="dp1" draw:master-page-name="Topic_20_title_20_3_5f_">
        <office:forms form:automatic-focus="false" form:apply-design-mode="false"/>
        <draw:polygon draw:style-name="gr19" draw:text-style-name="P32" draw:layer="layout" svg:width="2.448cm" svg:height="2.267cm" svg:x="0.727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3</text:span></text:p>
        </draw:polygon>
        <draw:frame draw:style-name="gr20" draw:text-style-name="P37" draw:layer="layout" svg:width="15.961cm" svg:height="5.837cm" svg:x="1.138cm" svg:y="5.08cm">
          <draw:text-box>
            <text:list text:style-name="L1">
              <text:list-item>
                <text:p text:style-name="P36"><text:span text:style-name="T19">Einführen von Variablen für Exists, Forall</text:span></text:p>
                <text:p text:style-name="P36"><text:span text:style-name="T19"/></text:p>
              </text:list-item>
              <text:list-item>
                <text:p text:style-name="P36"><text:span text:style-name="T19">Automatisches Matchen mit passenden</text:span></text:p>
                <text:p text:style-name="P36"><text:span text:style-name="T19">Types</text:span></text:p>
                <text:p text:style-name="P36"><text:span text:style-name="T19"/></text:p>
              </text:list-item>
              <text:list-item>
                <text:p text:style-name="P36"><text:span text:style-name="T19">Intros: keine Namensgebung</text:span></text:p>
              </text:list-item>
            </text:list>
          </draw:text-box>
        </draw:frame>
        <draw:frame presentation:style-name="pr19" draw:text-style-name="P35" draw:layer="layout" svg:width="11.279cm" svg:height="2.596cm" svg:x="-3.175cm" svg:y="0cm" presentation:class="title" presentation:user-transformed="true">
          <draw:text-box>
            <text:p text:style-name="P23"><text:span text:style-name="T18">Intro</text:span></text:p>
          </draw:text-box>
        </draw:frame>
        <presentation:notes draw:style-name="dp1">
          <office:forms form:automatic-focus="false" form:apply-design-mode="false"/>
          <draw:page-thumbnail draw:style-name="gr4" draw:layer="layout" svg:width="0.001cm" svg:height="0.001cm" svg:x="0cm" svg:y="2.257cm" draw:page-number="9" presentation:class="page"/>
          <draw:frame presentation:style-name="pr20" draw:text-style-name="P9" draw:layer="layout" svg:width="16.799cm" svg:height="13.364cm" svg:x="2.1cm" svg:y="14.107cm" presentation:class="notes" presentation:placeholder="true">
            <draw:text-box/>
          </draw:frame>
        </presentation:notes>
      </draw:page>
      <draw:page draw:name="page10" draw:style-name="dp1" draw:master-page-name="Topic_20_Title_20_1_5f_" presentation:presentation-page-layout-name="AL2T1">
        <office:forms form:automatic-focus="false" form:apply-design-mode="false"/>
        <draw:frame presentation:style-name="pr10" draw:text-style-name="P29" draw:layer="layout" svg:width="10.8cm" svg:height="2.888cm" svg:x="12.7cm" svg:y="4.742cm" presentation:class="title" presentation:user-transformed="true">
          <draw:text-box>
            <text:p text:style-name="P23"><text:span text:style-name="T13">Cases</text:span></text:p>
          </draw:text-box>
        </draw:fram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4</text:span></text:p>
        </draw:polygon>
        <presentation:notes draw:style-name="dp2">
          <draw:page-thumbnail draw:style-name="gr4" draw:layer="layout" svg:width="19.798cm" svg:height="11.136cm" svg:x="0.6cm" svg:y="2.257cm" draw:page-number="10" presentation:class="page"/>
          <draw:frame presentation:style-name="pr11" draw:text-style-name="P9" draw:layer="layout" svg:width="16.799cm" svg:height="13.364cm" svg:x="2.1cm" svg:y="14.107cm" presentation:class="notes" presentation:placeholder="true">
            <draw:text-box/>
          </draw:frame>
        </presentation:notes>
      </draw:page>
      <draw:page draw:name="page11" draw:style-name="dp1" draw:master-page-name="Topic_20_Title_20_1_5f_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4</text:span></text:p>
        </draw:polygon>
        <draw:frame presentation:style-name="pr21" draw:text-style-name="P29" draw:layer="layout" svg:width="10.8cm" svg:height="2.888cm" svg:x="12.7cm" svg:y="0.287cm" presentation:class="title" presentation:user-transformed="true">
          <draw:text-box>
            <text:p text:style-name="P23"><text:span text:style-name="T13">Cases</text:span></text:p>
          </draw:text-box>
        </draw:frame>
        <draw:frame draw:style-name="gr18" draw:text-style-name="P30" draw:layer="layout" svg:width="14.738cm" svg:height="4.906cm" svg:x="12.065cm" svg:y="5.715cm">
          <draw:text-box>
            <text:list text:style-name="L1">
              <text:list-item>
                <text:p><text:span text:style-name="T14">Verschiedene Einzelziele</text:span></text:p>
                <text:p><text:span text:style-name="T14"/></text:p>
              </text:list-item>
              <text:list-item>
                <text:p><text:span text:style-name="T14">Case + Name <text:s/>=&gt; </text:span></text:p>
                <text:p><text:span text:style-name="T14"/></text:p>
              </text:list-item>
              <text:list-item>
                <text:p><text:span text:style-name="T14">. Notation</text:span></text:p>
              </text:list-item>
            </text:list>
          </draw:text-box>
        </draw:frame>
        <presentation:notes draw:style-name="dp1">
          <office:forms form:automatic-focus="false" form:apply-design-mode="false"/>
          <draw:page-thumbnail draw:style-name="gr4" draw:layer="layout" svg:width="19.798cm" svg:height="11.136cm" svg:x="0.6cm" svg:y="2.257cm" draw:page-number="11" presentation:class="page"/>
          <draw:frame presentation:style-name="pr22" draw:text-style-name="P9" draw:layer="layout" svg:width="16.799cm" svg:height="13.364cm" svg:x="2.1cm" svg:y="14.107cm" presentation:class="notes" presentation:placeholder="true">
            <draw:text-box/>
          </draw:frame>
        </presentation:notes>
      </draw:page>
      <draw:page draw:name="page12" draw:style-name="dp1" draw:master-page-name="Topic_20_Title_20_1_5f__5f_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4</text:span></text:p>
        </draw:polygon>
        <draw:frame presentation:style-name="pr23" draw:text-style-name="P29" draw:layer="layout" svg:width="10.8cm" svg:height="2.888cm" svg:x="12.7cm" svg:y="0.287cm" presentation:class="title" presentation:user-transformed="true">
          <draw:text-box>
            <text:p text:style-name="P23"><text:span text:style-name="T13">Cases</text:span></text:p>
          </draw:text-box>
        </draw:frame>
        <draw:frame draw:style-name="gr18" draw:text-style-name="P30" draw:layer="layout" svg:width="14.738cm" svg:height="4.906cm" svg:x="12.065cm" svg:y="5.715cm">
          <draw:text-box>
            <text:list text:style-name="L1">
              <text:list-item>
                <text:p><text:span text:style-name="T14">Verschiedene Einzelziele</text:span></text:p>
                <text:p><text:span text:style-name="T14"/></text:p>
              </text:list-item>
              <text:list-item>
                <text:p><text:span text:style-name="T14">Case + Name <text:s/>=&gt; </text:span></text:p>
                <text:p><text:span text:style-name="T14"/></text:p>
              </text:list-item>
              <text:list-item>
                <text:p><text:span text:style-name="T14">. Notation</text:span></text:p>
              </text:list-item>
            </text:list>
          </draw:text-box>
        </draw:frame>
        <presentation:notes draw:style-name="dp1">
          <office:forms form:automatic-focus="false" form:apply-design-mode="false"/>
          <draw:page-thumbnail draw:style-name="gr4" draw:layer="layout" svg:width="19.798cm" svg:height="11.136cm" svg:x="0.6cm" svg:y="2.257cm" draw:page-number="12" presentation:class="page"/>
          <draw:frame presentation:style-name="pr24" draw:text-style-name="P9" draw:layer="layout" svg:width="16.799cm" svg:height="13.364cm" svg:x="2.1cm" svg:y="14.107cm" presentation:class="notes" presentation:placeholder="true">
            <draw:text-box/>
          </draw:frame>
        </presentation:notes>
      </draw:page>
      <draw:page draw:name="page13" draw:style-name="dp1" draw:master-page-name="Topic_20_Title_20_2_5f_">
        <office:forms form:automatic-focus="false" form:apply-design-mode="false"/>
        <draw:frame presentation:style-name="pr14" draw:text-style-name="P31" draw:layer="layout" svg:width="10.8cm" svg:height="4.903cm" svg:x="6.98cm" svg:y="3.81cm" presentation:class="title" presentation:user-transformed="true">
          <draw:text-box>
            <text:p text:style-name="P5"><text:span text:style-name="T15">Weitere</text:span><text:span text:style-name="T15"><text:line-break/></text:span><text:span text:style-name="T15">Tactic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5</text:span></text:p>
        </draw:polygon>
        <presentation:notes draw:style-name="dp2">
          <draw:page-thumbnail draw:style-name="gr4" draw:layer="layout" svg:width="0.001cm" svg:height="0.001cm" svg:x="0cm" svg:y="2.257cm" draw:page-number="13" presentation:class="page"/>
          <draw:frame presentation:style-name="pr15" draw:text-style-name="P33" draw:layer="layout" svg:width="16.799cm" svg:height="13.364cm" svg:x="2.1cm" svg:y="14.107cm" presentation:class="notes" presentation:placeholder="true">
            <draw:text-box/>
          </draw:frame>
        </presentation:notes>
      </draw:page>
      <draw:page draw:name="page14" draw:style-name="dp1" draw:master-page-name="Topic_20_Title_20_2_5f__5f__5f_">
        <office:forms form:automatic-focus="false" form:apply-design-mode="false"/>
        <draw:frame presentation:style-name="pr25" draw:text-style-name="P31" draw:layer="layout" svg:width="10.8cm" svg:height="4.903cm" svg:x="3.805cm" svg:y="0.177cm" presentation:class="title" presentation:user-transformed="true">
          <draw:text-box>
            <text:p text:style-name="P5"><text:span text:style-name="T15">Admi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Sorry als Tactic</text:span></text:p>
              </text:list-item>
            </text:list>
          </draw:text-box>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26" draw:text-style-name="P33" draw:layer="layout" svg:width="16.799cm" svg:height="13.364cm" svg:x="2.1cm" svg:y="14.107cm" presentation:class="notes" presentation:placeholder="true">
            <draw:text-box/>
          </draw:frame>
        </presentation:notes>
      </draw:page>
      <draw:page draw:name="page15" draw:style-name="dp1" draw:master-page-name="Topic_20_Title_20_2_5f__5f_">
        <office:forms form:automatic-focus="false" form:apply-design-mode="false"/>
        <draw:frame presentation:style-name="pr27" draw:text-style-name="P31" draw:layer="layout" svg:width="10.8cm" svg:height="4.903cm" svg:x="3.805cm" svg:y="0.177cm" presentation:class="title" presentation:user-transformed="true">
          <draw:text-box>
            <text:p text:style-name="P5"><text:span text:style-name="T15">Assumption</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Wendet eine Hypothese an,</text:span></text:p>
                <text:p><text:span text:style-name="T17">falls eine Hypothese auf das aktuelle</text:span></text:p>
                <text:p><text:span text:style-name="T17">Ziel passt</text:span></text:p>
              </text:list-item>
            </text:list>
          </draw:text-box>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28" draw:text-style-name="P33" draw:layer="layout" svg:width="16.799cm" svg:height="13.364cm" svg:x="2.1cm" svg:y="14.107cm" presentation:class="notes" presentation:placeholder="true">
            <draw:text-box/>
          </draw:frame>
        </presentation:notes>
      </draw:page>
      <draw:page draw:name="page16" draw:style-name="dp1" draw:master-page-name="Topic_20_Title_20_2_5f__5f__5f_">
        <office:forms form:automatic-focus="false" form:apply-design-mode="false"/>
        <draw:frame presentation:style-name="pr25" draw:text-style-name="P31" draw:layer="layout" svg:width="10.8cm" svg:height="4.903cm" svg:x="3.805cm" svg:y="0.177cm" presentation:class="title" presentation:user-transformed="true">
          <draw:text-box>
            <text:p text:style-name="P5"><text:span text:style-name="T15">Repea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Wendet eine Tactic wiederholt an</text:span></text:p>
              </text:list-item>
            </text:list>
          </draw:text-box>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26" draw:text-style-name="P33" draw:layer="layout" svg:width="16.799cm" svg:height="13.364cm" svg:x="2.1cm" svg:y="14.107cm" presentation:class="notes" presentation:placeholder="true">
            <draw:text-box/>
          </draw:frame>
        </presentation:notes>
      </draw:page>
      <draw:page draw:name="page17" draw:style-name="dp1" draw:master-page-name="Topic_20_Title_20_2_5f__5f__5f__5f_">
        <office:forms form:automatic-focus="false" form:apply-design-mode="false"/>
        <draw:frame presentation:style-name="pr29" draw:text-style-name="P31" draw:layer="layout" svg:width="10.8cm" svg:height="4.903cm" svg:x="3.805cm" svg:y="0.177cm" presentation:class="title" presentation:user-transformed="true">
          <draw:text-box>
            <text:p text:style-name="P5"><text:span text:style-name="T15">Rever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5.22cm" svg:height="4.906cm" svg:x="1.137cm" svg:y="6.35cm">
          <draw:text-box>
            <text:list text:style-name="L1">
              <text:list-item>
                <text:p><text:span text:style-name="T17">Macht intro Rückgängig</text:span></text:p>
                <text:p><text:span text:style-name="T17"/></text:p>
              </text:list-item>
              <text:list-item>
                <text:p><text:span text:style-name="T17">Wann eine Annahme und Ziel zu einer </text:span></text:p>
                <text:p><text:span text:style-name="T17">Implikation umwandeln</text:span></text:p>
              </text:list-item>
            </text:list>
          </draw:text-box>
        </draw:frame>
        <presentation:notes draw:style-name="dp1">
          <office:forms form:automatic-focus="false" form:apply-design-mode="false"/>
          <draw:page-thumbnail draw:style-name="gr4" draw:layer="layout" svg:width="0.001cm" svg:height="0.001cm" svg:x="0cm" svg:y="2.257cm" draw:page-number="17" presentation:class="page"/>
          <draw:frame presentation:style-name="pr30" draw:text-style-name="P33" draw:layer="layout" svg:width="16.799cm" svg:height="13.364cm" svg:x="2.1cm" svg:y="14.107cm" presentation:class="notes" presentation:placeholder="true">
            <draw:text-box/>
          </draw:frame>
        </presentation:notes>
      </draw:page>
      <draw:page draw:name="page18" draw:style-name="dp1" draw:master-page-name="Topic_20_Title_20_2_5f__5f__5f__5f__5f_">
        <office:forms form:automatic-focus="false" form:apply-design-mode="false"/>
        <draw:frame presentation:style-name="pr31" draw:text-style-name="P31" draw:layer="layout" svg:width="10.8cm" svg:height="4.903cm" svg:x="3.805cm" svg:y="0.177cm" presentation:class="title" presentation:user-transformed="true">
          <draw:text-box>
            <text:p text:style-name="P5"><text:span text:style-name="T15">Generalize</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Ersetzt Ausdruck durch eine neue</text:span></text:p>
                <text:p><text:span text:style-name="T17">Variable</text:span></text:p>
                <text:p><text:span text:style-name="T17"/></text:p>
              </text:list-item>
              <text:list-item>
                <text:p><text:span text:style-name="T17">Kann das Ziel verfälschen </text:span></text:p>
              </text:list-item>
            </text:list>
          </draw:text-box>
        </draw:frame>
        <presentation:notes draw:style-name="dp1">
          <office:forms form:automatic-focus="false" form:apply-design-mode="false"/>
          <draw:page-thumbnail draw:style-name="gr4" draw:layer="layout" svg:width="0.001cm" svg:height="0.001cm" svg:x="0cm" svg:y="2.257cm" draw:page-number="18" presentation:class="page"/>
          <draw:frame presentation:style-name="pr32" draw:text-style-name="P33" draw:layer="layout" svg:width="16.799cm" svg:height="13.364cm" svg:x="2.1cm" svg:y="14.107cm" presentation:class="notes" presentation:placeholder="true">
            <draw:text-box/>
          </draw:frame>
        </presentation:notes>
      </draw:page>
      <draw:page draw:name="page19" draw:style-name="dp1" draw:master-page-name="Topic_20_Title_20_2_5f__5f__5f__5f__5f__5f_">
        <office:forms form:automatic-focus="false" form:apply-design-mode="false"/>
        <draw:frame presentation:style-name="pr33" draw:text-style-name="P31" draw:layer="layout" svg:width="10.8cm" svg:height="4.903cm" svg:x="3.805cm" svg:y="0.177cm" presentation:class="title" presentation:user-transformed="true">
          <draw:text-box>
            <text:p text:style-name="P5"><text:span text:style-name="T15">Rewrite</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Kann generalize rückgängig machen</text:span></text:p>
                <text:p><text:span text:style-name="T17"/></text:p>
              </text:list-item>
              <text:list-item>
                <text:p><text:span text:style-name="T17">Weiteres in späterem Vortrag</text:span></text:p>
              </text:list-item>
            </text:list>
          </draw:text-box>
        </draw:frame>
        <presentation:notes draw:style-name="dp1">
          <office:forms form:automatic-focus="false" form:apply-design-mode="false"/>
          <draw:page-thumbnail draw:style-name="gr4" draw:layer="layout" svg:width="0.001cm" svg:height="0.001cm" svg:x="0cm" svg:y="2.257cm" draw:page-number="19" presentation:class="page"/>
          <draw:frame presentation:style-name="pr34" draw:text-style-name="P33" draw:layer="layout" svg:width="16.799cm" svg:height="13.364cm" svg:x="2.1cm" svg:y="14.107cm" presentation:class="notes" presentation:placeholder="true">
            <draw:text-box/>
          </draw:frame>
        </presentation:notes>
      </draw:page>
      <draw:page draw:name="page20" draw:style-name="dp1" draw:master-page-name="Topic_20_Title_20_2_5f__5f__5f__5f_">
        <office:forms form:automatic-focus="false" form:apply-design-mode="false"/>
        <draw:frame presentation:style-name="pr29" draw:text-style-name="P31" draw:layer="layout" svg:width="10.8cm" svg:height="4.903cm" svg:x="3.805cm" svg:y="0.177cm" presentation:class="title" presentation:user-transformed="true">
          <draw:text-box>
            <text:p text:style-name="P5"><text:span text:style-name="T15">Exists</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Angeben einer Variable oder eines</text:span></text:p>
                <text:p><text:span text:style-name="T17">Werts, welche ein Exist löst</text:span></text:p>
              </text:list-item>
            </text:list>
          </draw:text-box>
        </draw:frame>
        <presentation:notes draw:style-name="dp1">
          <office:forms form:automatic-focus="false" form:apply-design-mode="false"/>
          <draw:page-thumbnail draw:style-name="gr4" draw:layer="layout" svg:width="0.001cm" svg:height="0.001cm" svg:x="0cm" svg:y="2.257cm" draw:page-number="20" presentation:class="page"/>
          <draw:frame presentation:style-name="pr30"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style:writing-mode="pag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style:writing-mode="pag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style:writing-mode="pag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style:writing-mode="pag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top="0.1cm" fo:margin-bottom="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top="0.1cm" fo:margin-bottom="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style:writing-mode="pag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style:writing-mode="pag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background" style:display-name="Topic Title 2__-background" style:family="presentation">
      <style:graphic-properties draw:stroke="none" draw:fill="none"/>
      <style:text-properties style:letter-kerning="true"/>
    </style:style>
    <style:style style:name="Topic_20_Title_20_2_5f__5f_-backgroundobjects" style:display-name="Topic Title 2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notes" style:display-name="Topic Title 2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outline1" style:display-name="Topic Title 2__-outline1" style:family="presentation">
      <style:graphic-properties draw:stroke="none" draw:fill="none" draw:auto-grow-height="false" draw:fit-to-size="false" style:shrink-to-fit="true" style:writing-mode="page">
        <text:list-style style:name="Topic_20_Title_20_2_5f__5f_-outline1" style:display-name="Topic Title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outline2" style:display-name="Topic Title 2__-outline2" style:family="presentation" style:parent-style-name="Topic_20_Title_20_2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outline3" style:display-name="Topic Title 2__-outline3" style:family="presentation" style:parent-style-name="Topic_20_Title_20_2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outline4" style:display-name="Topic Title 2__-outline4" style:family="presentation" style:parent-style-name="Topic_20_Title_20_2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5" style:display-name="Topic Title 2__-outline5" style:family="presentation" style:parent-style-name="Topic_20_Title_20_2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6" style:display-name="Topic Title 2__-outline6" style:family="presentation" style:parent-style-name="Topic_20_Title_20_2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7" style:display-name="Topic Title 2__-outline7" style:family="presentation" style:parent-style-name="Topic_20_Title_20_2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8" style:display-name="Topic Title 2__-outline8" style:family="presentation" style:parent-style-name="Topic_20_Title_20_2_5f__5f_-outline7">
      <style:paragraph-properties fo:margin-top="0.1cm" fo:margin-bottom="0cm"/>
      <style:text-properties fo:font-size="20pt" style:font-size-asian="20pt" style:font-size-complex="20pt"/>
    </style:style>
    <style:style style:name="Topic_20_Title_20_2_5f__5f_-outline9" style:display-name="Topic Title 2__-outline9" style:family="presentation" style:parent-style-name="Topic_20_Title_20_2_5f__5f_-outline8">
      <style:paragraph-properties fo:margin-top="0.1cm" fo:margin-bottom="0cm"/>
      <style:text-properties fo:font-size="20pt" style:font-size-asian="20pt" style:font-size-complex="20pt"/>
    </style:style>
    <style:style style:name="Topic_20_Title_20_2_5f__5f_-subtitle" style:display-name="Topic Title 2__-subtitle" style:family="presentation">
      <style:graphic-properties draw:stroke="none" draw:fill="none" draw:textarea-vertical-align="middle" style:writing-mode="page">
        <text:list-style style:name="Topic_20_Title_20_2_5f__5f_-subtitle" style:display-name="Topic Title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title" style:display-name="Topic Title 2__-title" style:family="presentation">
      <style:graphic-properties draw:stroke="none" draw:fill="none" draw:textarea-vertical-align="middle" style:writing-mode="page">
        <text:list-style style:name="Topic_20_Title_20_2_5f__5f_-title" style:display-name="Topic Title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background" style:display-name="Topic Title 2___-background" style:family="presentation">
      <style:graphic-properties draw:stroke="none" draw:fill="none"/>
      <style:text-properties style:letter-kerning="true"/>
    </style:style>
    <style:style style:name="Topic_20_Title_20_2_5f__5f__5f_-backgroundobjects" style:display-name="Topic Title 2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notes" style:display-name="Topic Title 2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outline1" style:display-name="Topic Title 2___-outline1" style:family="presentation">
      <style:graphic-properties draw:stroke="none" draw:fill="none" draw:auto-grow-height="false" draw:fit-to-size="false" style:shrink-to-fit="true" style:writing-mode="page">
        <text:list-style style:name="Topic_20_Title_20_2_5f__5f__5f_-outline1" style:display-name="Topic Title 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outline2" style:display-name="Topic Title 2___-outline2" style:family="presentation" style:parent-style-name="Topic_20_Title_20_2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outline3" style:display-name="Topic Title 2___-outline3" style:family="presentation" style:parent-style-name="Topic_20_Title_20_2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outline4" style:display-name="Topic Title 2___-outline4" style:family="presentation" style:parent-style-name="Topic_20_Title_20_2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5" style:display-name="Topic Title 2___-outline5" style:family="presentation" style:parent-style-name="Topic_20_Title_20_2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6" style:display-name="Topic Title 2___-outline6" style:family="presentation" style:parent-style-name="Topic_20_Title_20_2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7" style:display-name="Topic Title 2___-outline7" style:family="presentation" style:parent-style-name="Topic_20_Title_20_2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8" style:display-name="Topic Title 2___-outline8" style:family="presentation" style:parent-style-name="Topic_20_Title_20_2_5f__5f__5f_-outline7">
      <style:paragraph-properties fo:margin-top="0.1cm" fo:margin-bottom="0cm"/>
      <style:text-properties fo:font-size="20pt" style:font-size-asian="20pt" style:font-size-complex="20pt"/>
    </style:style>
    <style:style style:name="Topic_20_Title_20_2_5f__5f__5f_-outline9" style:display-name="Topic Title 2___-outline9" style:family="presentation" style:parent-style-name="Topic_20_Title_20_2_5f__5f__5f_-outline8">
      <style:paragraph-properties fo:margin-top="0.1cm" fo:margin-bottom="0cm"/>
      <style:text-properties fo:font-size="20pt" style:font-size-asian="20pt" style:font-size-complex="20pt"/>
    </style:style>
    <style:style style:name="Topic_20_Title_20_2_5f__5f__5f_-subtitle" style:display-name="Topic Title 2___-subtitle" style:family="presentation">
      <style:graphic-properties draw:stroke="none" draw:fill="none" draw:textarea-vertical-align="middle" style:writing-mode="page">
        <text:list-style style:name="Topic_20_Title_20_2_5f__5f__5f_-subtitle" style:display-name="Topic Title 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title" style:display-name="Topic Title 2___-title" style:family="presentation">
      <style:graphic-properties draw:stroke="none" draw:fill="none" draw:textarea-vertical-align="middle" style:writing-mode="page">
        <text:list-style style:name="Topic_20_Title_20_2_5f__5f__5f_-title" style:display-name="Topic Title 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background" style:display-name="Topic Title 2____-background" style:family="presentation">
      <style:graphic-properties draw:stroke="none" draw:fill="none"/>
      <style:text-properties style:letter-kerning="true"/>
    </style:style>
    <style:style style:name="Topic_20_Title_20_2_5f__5f__5f__5f_-backgroundobjects" style:display-name="Topic Title 2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notes" style:display-name="Topic Title 2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outline1" style:display-name="Topic Title 2____-outline1" style:family="presentation">
      <style:graphic-properties draw:stroke="none" draw:fill="none" draw:auto-grow-height="false" draw:fit-to-size="false" style:shrink-to-fit="true" style:writing-mode="page">
        <text:list-style style:name="Topic_20_Title_20_2_5f__5f__5f__5f_-outline1" style:display-name="Topic Title 2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outline2" style:display-name="Topic Title 2____-outline2" style:family="presentation" style:parent-style-name="Topic_20_Title_20_2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outline3" style:display-name="Topic Title 2____-outline3" style:family="presentation" style:parent-style-name="Topic_20_Title_20_2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outline4" style:display-name="Topic Title 2____-outline4" style:family="presentation" style:parent-style-name="Topic_20_Title_20_2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5" style:display-name="Topic Title 2____-outline5" style:family="presentation" style:parent-style-name="Topic_20_Title_20_2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6" style:display-name="Topic Title 2____-outline6" style:family="presentation" style:parent-style-name="Topic_20_Title_20_2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7" style:display-name="Topic Title 2____-outline7" style:family="presentation" style:parent-style-name="Topic_20_Title_20_2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8" style:display-name="Topic Title 2____-outline8" style:family="presentation" style:parent-style-name="Topic_20_Title_20_2_5f__5f__5f__5f_-outline7">
      <style:paragraph-properties fo:margin-top="0.1cm" fo:margin-bottom="0cm"/>
      <style:text-properties fo:font-size="20pt" style:font-size-asian="20pt" style:font-size-complex="20pt"/>
    </style:style>
    <style:style style:name="Topic_20_Title_20_2_5f__5f__5f__5f_-outline9" style:display-name="Topic Title 2____-outline9" style:family="presentation" style:parent-style-name="Topic_20_Title_20_2_5f__5f__5f__5f_-outline8">
      <style:paragraph-properties fo:margin-top="0.1cm" fo:margin-bottom="0cm"/>
      <style:text-properties fo:font-size="20pt" style:font-size-asian="20pt" style:font-size-complex="20pt"/>
    </style:style>
    <style:style style:name="Topic_20_Title_20_2_5f__5f__5f__5f_-subtitle" style:display-name="Topic Title 2____-subtitle" style:family="presentation">
      <style:graphic-properties draw:stroke="none" draw:fill="none" draw:textarea-vertical-align="middle" style:writing-mode="page">
        <text:list-style style:name="Topic_20_Title_20_2_5f__5f__5f__5f_-subtitle" style:display-name="Topic Title 2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title" style:display-name="Topic Title 2____-title" style:family="presentation">
      <style:graphic-properties draw:stroke="none" draw:fill="none" draw:textarea-vertical-align="middle" style:writing-mode="page">
        <text:list-style style:name="Topic_20_Title_20_2_5f__5f__5f__5f_-title" style:display-name="Topic Title 2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background" style:display-name="Topic Title 2_____-background" style:family="presentation">
      <style:graphic-properties draw:stroke="none" draw:fill="none"/>
      <style:text-properties style:letter-kerning="true"/>
    </style:style>
    <style:style style:name="Topic_20_Title_20_2_5f__5f__5f__5f__5f_-backgroundobjects" style:display-name="Topic Title 2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notes" style:display-name="Topic Title 2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outline1" style:display-name="Topic Title 2_____-outline1" style:family="presentation">
      <style:graphic-properties draw:stroke="none" draw:fill="none" draw:auto-grow-height="false" draw:fit-to-size="false" style:shrink-to-fit="true" style:writing-mode="page">
        <text:list-style style:name="Topic_20_Title_20_2_5f__5f__5f__5f__5f_-outline1" style:display-name="Topic Title 2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outline2" style:display-name="Topic Title 2_____-outline2" style:family="presentation" style:parent-style-name="Topic_20_Title_20_2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outline3" style:display-name="Topic Title 2_____-outline3" style:family="presentation" style:parent-style-name="Topic_20_Title_20_2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outline4" style:display-name="Topic Title 2_____-outline4" style:family="presentation" style:parent-style-name="Topic_20_Title_20_2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5" style:display-name="Topic Title 2_____-outline5" style:family="presentation" style:parent-style-name="Topic_20_Title_20_2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6" style:display-name="Topic Title 2_____-outline6" style:family="presentation" style:parent-style-name="Topic_20_Title_20_2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7" style:display-name="Topic Title 2_____-outline7" style:family="presentation" style:parent-style-name="Topic_20_Title_20_2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8" style:display-name="Topic Title 2_____-outline8" style:family="presentation" style:parent-style-name="Topic_20_Title_20_2_5f__5f__5f__5f__5f_-outline7">
      <style:paragraph-properties fo:margin-top="0.1cm" fo:margin-bottom="0cm"/>
      <style:text-properties fo:font-size="20pt" style:font-size-asian="20pt" style:font-size-complex="20pt"/>
    </style:style>
    <style:style style:name="Topic_20_Title_20_2_5f__5f__5f__5f__5f_-outline9" style:display-name="Topic Title 2_____-outline9" style:family="presentation" style:parent-style-name="Topic_20_Title_20_2_5f__5f__5f__5f__5f_-outline8">
      <style:paragraph-properties fo:margin-top="0.1cm" fo:margin-bottom="0cm"/>
      <style:text-properties fo:font-size="20pt" style:font-size-asian="20pt" style:font-size-complex="20pt"/>
    </style:style>
    <style:style style:name="Topic_20_Title_20_2_5f__5f__5f__5f__5f_-subtitle" style:display-name="Topic Title 2_____-subtitle" style:family="presentation">
      <style:graphic-properties draw:stroke="none" draw:fill="none" draw:textarea-vertical-align="middle" style:writing-mode="page">
        <text:list-style style:name="Topic_20_Title_20_2_5f__5f__5f__5f__5f_-subtitle" style:display-name="Topic Title 2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title" style:display-name="Topic Title 2_____-title" style:family="presentation">
      <style:graphic-properties draw:stroke="none" draw:fill="none" draw:textarea-vertical-align="middle" style:writing-mode="page">
        <text:list-style style:name="Topic_20_Title_20_2_5f__5f__5f__5f__5f_-title" style:display-name="Topic Title 2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_5f_-background" style:display-name="Topic Title 2______-background" style:family="presentation">
      <style:graphic-properties draw:stroke="none" draw:fill="none"/>
      <style:text-properties style:letter-kerning="true"/>
    </style:style>
    <style:style style:name="Topic_20_Title_20_2_5f__5f__5f__5f__5f__5f_-backgroundobjects" style:display-name="Topic Title 2_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_5f_-notes" style:display-name="Topic Title 2_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_5f_-outline1" style:display-name="Topic Title 2______-outline1" style:family="presentation">
      <style:graphic-properties draw:stroke="none" draw:fill="none" draw:auto-grow-height="false" draw:fit-to-size="false" style:shrink-to-fit="true" style:writing-mode="page">
        <text:list-style style:name="Topic_20_Title_20_2_5f__5f__5f__5f__5f__5f_-outline1" style:display-name="Topic Title 2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outline2" style:display-name="Topic Title 2______-outline2" style:family="presentation" style:parent-style-name="Topic_20_Title_20_2_5f_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_5f_-outline3" style:display-name="Topic Title 2______-outline3" style:family="presentation" style:parent-style-name="Topic_20_Title_20_2_5f_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_5f_-outline4" style:display-name="Topic Title 2______-outline4" style:family="presentation" style:parent-style-name="Topic_20_Title_20_2_5f_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5" style:display-name="Topic Title 2______-outline5" style:family="presentation" style:parent-style-name="Topic_20_Title_20_2_5f_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6" style:display-name="Topic Title 2______-outline6" style:family="presentation" style:parent-style-name="Topic_20_Title_20_2_5f_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7" style:display-name="Topic Title 2______-outline7" style:family="presentation" style:parent-style-name="Topic_20_Title_20_2_5f_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8" style:display-name="Topic Title 2______-outline8" style:family="presentation" style:parent-style-name="Topic_20_Title_20_2_5f__5f__5f__5f__5f__5f_-outline7">
      <style:paragraph-properties fo:margin-top="0.1cm" fo:margin-bottom="0cm"/>
      <style:text-properties fo:font-size="20pt" style:font-size-asian="20pt" style:font-size-complex="20pt"/>
    </style:style>
    <style:style style:name="Topic_20_Title_20_2_5f__5f__5f__5f__5f__5f_-outline9" style:display-name="Topic Title 2______-outline9" style:family="presentation" style:parent-style-name="Topic_20_Title_20_2_5f__5f__5f__5f__5f__5f_-outline8">
      <style:paragraph-properties fo:margin-top="0.1cm" fo:margin-bottom="0cm"/>
      <style:text-properties fo:font-size="20pt" style:font-size-asian="20pt" style:font-size-complex="20pt"/>
    </style:style>
    <style:style style:name="Topic_20_Title_20_2_5f__5f__5f__5f__5f__5f_-subtitle" style:display-name="Topic Title 2______-subtitle" style:family="presentation">
      <style:graphic-properties draw:stroke="none" draw:fill="none" draw:textarea-vertical-align="middle" style:writing-mode="page">
        <text:list-style style:name="Topic_20_Title_20_2_5f__5f__5f__5f__5f__5f_-subtitle" style:display-name="Topic Title 2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title" style:display-name="Topic Title 2______-title" style:family="presentation">
      <style:graphic-properties draw:stroke="none" draw:fill="none" draw:textarea-vertical-align="middle" style:writing-mode="page">
        <text:list-style style:name="Topic_20_Title_20_2_5f__5f__5f__5f__5f__5f_-title" style:display-name="Topic Title 2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_5f__5f_-background" style:display-name="Topic Title 2_______-background" style:family="presentation">
      <style:graphic-properties draw:stroke="none" draw:fill="none"/>
      <style:text-properties style:letter-kerning="true"/>
    </style:style>
    <style:style style:name="Topic_20_Title_20_2_5f__5f__5f__5f__5f__5f__5f_-backgroundobjects" style:display-name="Topic Title 2__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_5f__5f_-notes" style:display-name="Topic Title 2__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_5f__5f_-outline1" style:display-name="Topic Title 2_______-outline1" style:family="presentation">
      <style:graphic-properties draw:stroke="none" draw:fill="none" draw:auto-grow-height="false" draw:fit-to-size="false" style:shrink-to-fit="true" style:writing-mode="page">
        <text:list-style style:name="Topic_20_Title_20_2_5f__5f__5f__5f__5f__5f__5f_-outline1" style:display-name="Topic Title 2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_5f_-outline2" style:display-name="Topic Title 2_______-outline2" style:family="presentation" style:parent-style-name="Topic_20_Title_20_2_5f__5f_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_5f__5f_-outline3" style:display-name="Topic Title 2_______-outline3" style:family="presentation" style:parent-style-name="Topic_20_Title_20_2_5f__5f_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_5f__5f_-outline4" style:display-name="Topic Title 2_______-outline4" style:family="presentation" style:parent-style-name="Topic_20_Title_20_2_5f__5f_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5" style:display-name="Topic Title 2_______-outline5" style:family="presentation" style:parent-style-name="Topic_20_Title_20_2_5f__5f_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6" style:display-name="Topic Title 2_______-outline6" style:family="presentation" style:parent-style-name="Topic_20_Title_20_2_5f__5f_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7" style:display-name="Topic Title 2_______-outline7" style:family="presentation" style:parent-style-name="Topic_20_Title_20_2_5f__5f_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8" style:display-name="Topic Title 2_______-outline8" style:family="presentation" style:parent-style-name="Topic_20_Title_20_2_5f__5f__5f__5f__5f__5f__5f_-outline7">
      <style:paragraph-properties fo:margin-top="0.1cm" fo:margin-bottom="0cm"/>
      <style:text-properties fo:font-size="20pt" style:font-size-asian="20pt" style:font-size-complex="20pt"/>
    </style:style>
    <style:style style:name="Topic_20_Title_20_2_5f__5f__5f__5f__5f__5f__5f_-outline9" style:display-name="Topic Title 2_______-outline9" style:family="presentation" style:parent-style-name="Topic_20_Title_20_2_5f__5f__5f__5f__5f__5f__5f_-outline8">
      <style:paragraph-properties fo:margin-top="0.1cm" fo:margin-bottom="0cm"/>
      <style:text-properties fo:font-size="20pt" style:font-size-asian="20pt" style:font-size-complex="20pt"/>
    </style:style>
    <style:style style:name="Topic_20_Title_20_2_5f__5f__5f__5f__5f__5f__5f_-subtitle" style:display-name="Topic Title 2_______-subtitle" style:family="presentation">
      <style:graphic-properties draw:stroke="none" draw:fill="none" draw:textarea-vertical-align="middle" style:writing-mode="page">
        <text:list-style style:name="Topic_20_Title_20_2_5f__5f__5f__5f__5f__5f__5f_-subtitle" style:display-name="Topic Title 2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_5f_-title" style:display-name="Topic Title 2_______-title" style:family="presentation">
      <style:graphic-properties draw:stroke="none" draw:fill="none" draw:textarea-vertical-align="middle" style:writing-mode="page">
        <text:list-style style:name="Topic_20_Title_20_2_5f__5f__5f__5f__5f__5f__5f_-title" style:display-name="Topic Title 2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_5f_-background" style:display-name="Topic Title 1__-background" style:family="presentation">
      <style:graphic-properties draw:stroke="none" draw:fill="none"/>
      <style:text-properties style:letter-kerning="true"/>
    </style:style>
    <style:style style:name="Topic_20_Title_20_1_5f__5f_-backgroundobjects" style:display-name="Topic Title 1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_5f_-notes" style:display-name="Topic Titl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_5f_-outline1" style:display-name="Topic Title 1__-outline1" style:family="presentation">
      <style:graphic-properties draw:stroke="none" draw:fill="none" draw:auto-grow-height="false" draw:fit-to-size="false" style:shrink-to-fit="true" style:writing-mode="page">
        <text:list-style style:name="Topic_20_Title_20_1_5f__5f_-outline1" style:display-name="Topic Titl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outline2" style:display-name="Topic Title 1__-outline2" style:family="presentation" style:parent-style-name="Topic_20_Title_20_1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_5f_-outline3" style:display-name="Topic Title 1__-outline3" style:family="presentation" style:parent-style-name="Topic_20_Title_20_1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_5f_-outline4" style:display-name="Topic Title 1__-outline4" style:family="presentation" style:parent-style-name="Topic_20_Title_20_1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5" style:display-name="Topic Title 1__-outline5" style:family="presentation" style:parent-style-name="Topic_20_Title_20_1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6" style:display-name="Topic Title 1__-outline6" style:family="presentation" style:parent-style-name="Topic_20_Title_20_1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7" style:display-name="Topic Title 1__-outline7" style:family="presentation" style:parent-style-name="Topic_20_Title_20_1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8" style:display-name="Topic Title 1__-outline8" style:family="presentation" style:parent-style-name="Topic_20_Title_20_1_5f__5f_-outline7">
      <style:paragraph-properties fo:margin-top="0.1cm" fo:margin-bottom="0cm"/>
      <style:text-properties fo:font-size="20pt" style:font-size-asian="20pt" style:font-size-complex="20pt"/>
    </style:style>
    <style:style style:name="Topic_20_Title_20_1_5f__5f_-outline9" style:display-name="Topic Title 1__-outline9" style:family="presentation" style:parent-style-name="Topic_20_Title_20_1_5f__5f_-outline8">
      <style:paragraph-properties fo:margin-top="0.1cm" fo:margin-bottom="0cm"/>
      <style:text-properties fo:font-size="20pt" style:font-size-asian="20pt" style:font-size-complex="20pt"/>
    </style:style>
    <style:style style:name="Topic_20_Title_20_1_5f__5f_-subtitle" style:display-name="Topic Title 1__-subtitle" style:family="presentation">
      <style:graphic-properties draw:stroke="none" draw:fill="none" draw:textarea-vertical-align="middle" style:writing-mode="page">
        <text:list-style style:name="Topic_20_Title_20_1_5f__5f_-subtitle" style:display-name="Topic Titl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title" style:display-name="Topic Title 1__-title" style:family="presentation">
      <style:graphic-properties draw:stroke="none" draw:fill="none" draw:textarea-vertical-align="middle" style:writing-mode="page">
        <text:list-style style:name="Topic_20_Title_20_1_5f__5f_-title" style:display-name="Topic Titl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_5f__5f_-background" style:display-name="Topic Title 1___-background" style:family="presentation">
      <style:graphic-properties draw:stroke="none" draw:fill="none"/>
      <style:text-properties style:letter-kerning="true"/>
    </style:style>
    <style:style style:name="Topic_20_Title_20_1_5f__5f__5f_-backgroundobjects" style:display-name="Topic Title 1_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_5f__5f_-notes" style:display-name="Topic Title 1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_5f__5f_-outline1" style:display-name="Topic Title 1___-outline1" style:family="presentation">
      <style:graphic-properties draw:stroke="none" draw:fill="none" draw:auto-grow-height="false" draw:fit-to-size="false" style:shrink-to-fit="true" style:writing-mode="page">
        <text:list-style style:name="Topic_20_Title_20_1_5f__5f__5f_-outline1" style:display-name="Topic Title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_5f_-outline2" style:display-name="Topic Title 1___-outline2" style:family="presentation" style:parent-style-name="Topic_20_Title_20_1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_5f__5f_-outline3" style:display-name="Topic Title 1___-outline3" style:family="presentation" style:parent-style-name="Topic_20_Title_20_1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_5f__5f_-outline4" style:display-name="Topic Title 1___-outline4" style:family="presentation" style:parent-style-name="Topic_20_Title_20_1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5" style:display-name="Topic Title 1___-outline5" style:family="presentation" style:parent-style-name="Topic_20_Title_20_1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6" style:display-name="Topic Title 1___-outline6" style:family="presentation" style:parent-style-name="Topic_20_Title_20_1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7" style:display-name="Topic Title 1___-outline7" style:family="presentation" style:parent-style-name="Topic_20_Title_20_1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8" style:display-name="Topic Title 1___-outline8" style:family="presentation" style:parent-style-name="Topic_20_Title_20_1_5f__5f__5f_-outline7">
      <style:paragraph-properties fo:margin-top="0.1cm" fo:margin-bottom="0cm"/>
      <style:text-properties fo:font-size="20pt" style:font-size-asian="20pt" style:font-size-complex="20pt"/>
    </style:style>
    <style:style style:name="Topic_20_Title_20_1_5f__5f__5f_-outline9" style:display-name="Topic Title 1___-outline9" style:family="presentation" style:parent-style-name="Topic_20_Title_20_1_5f__5f__5f_-outline8">
      <style:paragraph-properties fo:margin-top="0.1cm" fo:margin-bottom="0cm"/>
      <style:text-properties fo:font-size="20pt" style:font-size-asian="20pt" style:font-size-complex="20pt"/>
    </style:style>
    <style:style style:name="Topic_20_Title_20_1_5f__5f__5f_-subtitle" style:display-name="Topic Title 1___-subtitle" style:family="presentation">
      <style:graphic-properties draw:stroke="none" draw:fill="none" draw:textarea-vertical-align="middle" style:writing-mode="page">
        <text:list-style style:name="Topic_20_Title_20_1_5f__5f__5f_-subtitle" style:display-name="Topic Title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_5f_-title" style:display-name="Topic Title 1___-title" style:family="presentation">
      <style:graphic-properties draw:stroke="none" draw:fill="none" draw:textarea-vertical-align="middle" style:writing-mode="page">
        <text:list-style style:name="Topic_20_Title_20_1_5f__5f__5f_-title" style:display-name="Topic Title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2_5f_-outline1">
      <style:graphic-properties fo:min-height="9.135cm"/>
      <style:paragraph-properties style:writing-mode="lr-tb"/>
    </style:style>
    <style:style style:name="Mpr35"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6"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Topic_20_title_20_3_5f_-backgroundobjects">
      <style:graphic-properties draw:stroke="none" draw:fill="none" draw:fill-color="#ffffff" draw:auto-grow-height="false" fo:min-height="1.485cm"/>
      <style:paragraph-properties style:writing-mode="lr-tb"/>
    </style:style>
    <style:style style:name="Mpr38" style:family="presentation" style:parent-style-name="Topic_20_title_20_3_5f_-backgroundobjects">
      <style:graphic-properties draw:stroke="none" draw:fill="none" draw:fill-color="#ffffff" draw:textarea-vertical-align="bottom" draw:auto-grow-height="false" fo:min-height="1.485cm"/>
      <style:paragraph-properties style:writing-mode="lr-tb"/>
    </style:style>
    <style:style style:name="Mpr39" style:family="presentation" style:parent-style-name="Topic_20_Title_20_2_5f__5f_-outline1">
      <style:graphic-properties fo:min-height="9.135cm"/>
      <style:paragraph-properties style:writing-mode="lr-tb"/>
    </style:style>
    <style:style style:name="Mpr40" style:family="presentation" style:parent-style-name="Topic_20_Title_20_2_5f__5f_-backgroundobjects">
      <style:graphic-properties draw:stroke="none" draw:fill="none" draw:fill-color="#ffffff" draw:auto-grow-height="false" fo:min-height="1.485cm"/>
      <style:paragraph-properties style:writing-mode="lr-tb"/>
    </style:style>
    <style:style style:name="Mpr41" style:family="presentation" style:parent-style-name="Topic_20_Title_20_2_5f__5f_-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Topic_20_Title_20_2_5f__5f__5f_-outline1">
      <style:graphic-properties fo:min-height="9.135cm"/>
      <style:paragraph-properties style:writing-mode="lr-tb"/>
    </style:style>
    <style:style style:name="Mpr43" style:family="presentation" style:parent-style-name="Topic_20_Title_20_2_5f__5f__5f_-backgroundobjects">
      <style:graphic-properties draw:stroke="none" draw:fill="none" draw:fill-color="#ffffff" draw:auto-grow-height="false" fo:min-height="1.485cm"/>
      <style:paragraph-properties style:writing-mode="lr-tb"/>
    </style:style>
    <style:style style:name="Mpr44" style:family="presentation" style:parent-style-name="Topic_20_Title_20_2_5f_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Topic_20_Title_20_2_5f__5f__5f__5f_-outline1">
      <style:graphic-properties fo:min-height="9.135cm"/>
      <style:paragraph-properties style:writing-mode="lr-tb"/>
    </style:style>
    <style:style style:name="Mpr46" style:family="presentation" style:parent-style-name="Topic_20_Title_20_2_5f__5f__5f__5f_-backgroundobjects">
      <style:graphic-properties draw:stroke="none" draw:fill="none" draw:fill-color="#ffffff" draw:auto-grow-height="false" fo:min-height="1.485cm"/>
      <style:paragraph-properties style:writing-mode="lr-tb"/>
    </style:style>
    <style:style style:name="Mpr47" style:family="presentation" style:parent-style-name="Topic_20_Title_20_2_5f__5f__5f__5f_-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Topic_20_Title_20_2_5f__5f__5f__5f__5f_-outline1">
      <style:graphic-properties fo:min-height="9.135cm"/>
      <style:paragraph-properties style:writing-mode="lr-tb"/>
    </style:style>
    <style:style style:name="Mpr49" style:family="presentation" style:parent-style-name="Topic_20_Title_20_2_5f__5f__5f__5f__5f_-backgroundobjects">
      <style:graphic-properties draw:stroke="none" draw:fill="none" draw:fill-color="#ffffff" draw:auto-grow-height="false" fo:min-height="1.485cm"/>
      <style:paragraph-properties style:writing-mode="lr-tb"/>
    </style:style>
    <style:style style:name="Mpr50" style:family="presentation" style:parent-style-name="Topic_20_Title_20_2_5f__5f__5f__5f__5f_-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opic_20_Title_20_2_5f__5f__5f__5f__5f__5f_-outline1">
      <style:graphic-properties fo:min-height="9.135cm"/>
      <style:paragraph-properties style:writing-mode="lr-tb"/>
    </style:style>
    <style:style style:name="Mpr52" style:family="presentation" style:parent-style-name="Topic_20_Title_20_2_5f__5f__5f__5f__5f__5f_-backgroundobjects">
      <style:graphic-properties draw:stroke="none" draw:fill="none" draw:fill-color="#ffffff" draw:auto-grow-height="false" fo:min-height="1.485cm"/>
      <style:paragraph-properties style:writing-mode="lr-tb"/>
    </style:style>
    <style:style style:name="Mpr53" style:family="presentation" style:parent-style-name="Topic_20_Title_20_2_5f__5f__5f__5f__5f__5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Topic_20_Title_20_2_5f__5f__5f__5f__5f__5f__5f_-outline1">
      <style:graphic-properties fo:min-height="9.135cm"/>
      <style:paragraph-properties style:writing-mode="lr-tb"/>
    </style:style>
    <style:style style:name="Mpr55" style:family="presentation" style:parent-style-name="Topic_20_Title_20_2_5f__5f__5f__5f__5f__5f__5f_-backgroundobjects">
      <style:graphic-properties draw:stroke="none" draw:fill="none" draw:fill-color="#ffffff" draw:auto-grow-height="false" fo:min-height="1.485cm"/>
      <style:paragraph-properties style:writing-mode="lr-tb"/>
    </style:style>
    <style:style style:name="Mpr56" style:family="presentation" style:parent-style-name="Topic_20_Title_20_2_5f__5f__5f__5f__5f__5f__5f_-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Topic_20_Title_20_1_5f__5f_-backgroundobjects">
      <style:graphic-properties draw:stroke="none" draw:fill="none" draw:fill-color="#ffffff" draw:auto-grow-height="false" fo:min-height="1.485cm"/>
      <style:paragraph-properties style:writing-mode="lr-tb"/>
    </style:style>
    <style:style style:name="Mpr58" style:family="presentation" style:parent-style-name="Topic_20_Title_20_1_5f__5f_-backgroundobjects">
      <style:graphic-properties draw:stroke="none" draw:fill="none" draw:fill-color="#ffffff" draw:textarea-vertical-align="bottom" draw:auto-grow-height="false" fo:min-height="1.485cm"/>
      <style:paragraph-properties style:writing-mode="lr-tb"/>
    </style:style>
    <style:style style:name="Mpr59" style:family="presentation" style:parent-style-name="Topic_20_Title_20_1_5f__5f__5f_-backgroundobjects">
      <style:graphic-properties draw:stroke="none" draw:fill="none" draw:fill-color="#ffffff" draw:auto-grow-height="false" fo:min-height="1.485cm"/>
      <style:paragraph-properties style:writing-mode="lr-tb"/>
    </style:style>
    <style:style style:name="Mpr60" style:family="presentation" style:parent-style-name="Topic_20_Title_20_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title" draw:layer="backgroundobjects" svg:width="25.199cm" svg:height="2.629cm" svg:x="1.4cm" svg:y="0.628cm" presentation:class="title" presentation:placeholder="true">
        <draw:text-box/>
      </draw:frame>
      <draw:frame presentation:style-name="Mpr3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_5f_" style:display-name="Topic title 3_"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_5f_-title" draw:layer="backgroundobjects" svg:width="0.001cm" svg:height="0.001cm" svg:x="0cm" svg:y="2.257cm" presentation:class="page"/>
        <draw:frame presentation:style-name="Topic_20_title_20_3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 style:display-name="Topic Title 2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title" draw:layer="backgroundobjects" svg:width="25.199cm" svg:height="2.629cm" svg:x="1.4cm" svg:y="0.628cm" presentation:class="title" presentation:placeholder="true">
        <draw:text-box/>
      </draw:frame>
      <draw:frame presentation:style-name="Mpr39"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title" draw:layer="backgroundobjects" svg:width="0.001cm" svg:height="0.001cm" svg:x="0cm" svg:y="2.257cm" presentation:class="page"/>
        <draw:frame presentation:style-name="Topic_20_Title_20_2_5f__5f_-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 style:display-name="Topic Title 2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title" draw:layer="backgroundobjects" svg:width="25.199cm" svg:height="2.629cm" svg:x="1.4cm" svg:y="0.628cm" presentation:class="title" presentation:placeholder="true">
        <draw:text-box/>
      </draw:frame>
      <draw:frame presentation:style-name="Mpr42"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_5f_-title" draw:layer="backgroundobjects" svg:width="0.001cm" svg:height="0.001cm" svg:x="0cm" svg:y="2.257cm" presentation:class="page"/>
        <draw:frame presentation:style-name="Topic_20_Title_20_2_5f_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 style:display-name="Topic Title 2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title" draw:layer="backgroundobjects" svg:width="25.199cm" svg:height="2.629cm" svg:x="1.4cm" svg:y="0.628cm" presentation:class="title" presentation:placeholder="true">
        <draw:text-box/>
      </draw:frame>
      <draw:frame presentation:style-name="Mpr4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title" draw:layer="backgroundobjects" svg:width="0.001cm" svg:height="0.001cm" svg:x="0cm" svg:y="2.257cm" presentation:class="page"/>
        <draw:frame presentation:style-name="Topic_20_Title_20_2_5f__5f__5f__5f_-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 style:display-name="Topic Title 2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title" draw:layer="backgroundobjects" svg:width="25.199cm" svg:height="2.629cm" svg:x="1.4cm" svg:y="0.628cm" presentation:class="title" presentation:placeholder="true">
        <draw:text-box/>
      </draw:frame>
      <draw:frame presentation:style-name="Mpr48"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_5f__5f__5f_-title" draw:layer="backgroundobjects" svg:width="0.001cm" svg:height="0.001cm" svg:x="0cm" svg:y="2.257cm" presentation:class="page"/>
        <draw:frame presentation:style-name="Topic_20_Title_20_2_5f__5f__5f__5f_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_5f_" style:display-name="Topic Title 2_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_5f_-title" draw:layer="backgroundobjects" svg:width="25.199cm" svg:height="2.629cm" svg:x="1.4cm" svg:y="0.628cm" presentation:class="title" presentation:placeholder="true">
        <draw:text-box/>
      </draw:frame>
      <draw:frame presentation:style-name="Mpr51"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_5f__5f_-title" draw:layer="backgroundobjects" svg:width="0.001cm" svg:height="0.001cm" svg:x="0cm" svg:y="2.257cm" presentation:class="page"/>
        <draw:frame presentation:style-name="Topic_20_Title_20_2_5f__5f__5f__5f_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_5f__5f_" style:display-name="Topic Title 2__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_5f__5f_-title" draw:layer="backgroundobjects" svg:width="25.199cm" svg:height="2.629cm" svg:x="1.4cm" svg:y="0.628cm" presentation:class="title" presentation:placeholder="true">
        <draw:text-box/>
      </draw:frame>
      <draw:frame presentation:style-name="Mpr5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_5f__5f__5f_-title" draw:layer="backgroundobjects" svg:width="0.001cm" svg:height="0.001cm" svg:x="0cm" svg:y="2.257cm" presentation:class="page"/>
        <draw:frame presentation:style-name="Topic_20_Title_20_2_5f__5f__5f__5f__5f__5f_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_5f_" style:display-name="Topic Title 1_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_5f_-title" draw:layer="backgroundobjects" svg:width="25.199cm" svg:height="2.629cm" svg:x="1.301cm" svg:y="0.871cm" presentation:class="title" presentation:placeholder="true">
        <draw:text-box/>
      </draw:frame>
      <draw:frame presentation:style-name="Topic_20_Title_20_1_5f_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_5f__5f_-title" draw:layer="backgroundobjects" svg:width="0.001cm" svg:height="0.001cm" svg:x="0cm" svg:y="2.257cm" presentation:class="page"/>
        <draw:frame presentation:style-name="Topic_20_Title_20_1_5f__5f_-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_5f__5f_" style:display-name="Topic Title 1__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_5f__5f_-title" draw:layer="backgroundobjects" svg:width="25.199cm" svg:height="2.629cm" svg:x="1.301cm" svg:y="0.871cm" presentation:class="title" presentation:placeholder="true">
        <draw:text-box/>
      </draw:frame>
      <draw:frame presentation:style-name="Topic_20_Title_20_1_5f__5f_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_5f__5f_-title" draw:layer="backgroundobjects" svg:width="0.001cm" svg:height="0.001cm" svg:x="0cm" svg:y="2.257cm" presentation:class="page"/>
        <draw:frame presentation:style-name="Topic_20_Title_20_1_5f__5f__5f_-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9.2$Linux_X86_64 LibreOffice_project/50$Build-2</meta:generator>
    <meta:creation-date>2024-01-29T01:13:24.355019985</meta:creation-date>
    <meta:editing-duration>PT15H3M22S</meta:editing-duration>
    <meta:editing-cycles>15</meta:editing-cycles>
    <dc:date>2024-02-01T17:02:30.669902425</dc:date>
    <meta:document-statistic meta:object-count="626"/>
  </office:meta>
</office:document-meta>
</file>